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4f" officeooo:paragraph-rsid="00010f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ito Tributário Penal → infrações administrativas (multas) → responsabilidade <text:span text:style-name="T1">objetiva</text:span><text:span text:style-name="T2">.</text:span></text:p>
      <text:p text:style-name="P1">Direito Penal Tributário → crimes contra a ordem tributária → responsabilidade <text:span text:style-name="T1">subjetiva</text:span><text:span text:style-name="T2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09:36:12.800000000</dc:date>
    <meta:editing-duration>PT6M22S</meta:editing-duration>
    <meta:editing-cycles>1</meta:editing-cycles>
    <meta:document-statistic meta:table-count="0" meta:image-count="0" meta:object-count="0" meta:page-count="1" meta:paragraph-count="2" meta:word-count="22" meta:character-count="180" meta:non-whitespace-character-count="159"/>
  </office:meta>
</office:document-meta>
</file>